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 svg:font-family="Tahoma"/>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endix A: GNU Free Documentation License</text:p>
      <text:p text:style-name="Standard"/>
      <text:p text:style-name="Standard"><text:s/>GNU Free Documentation License Version 1.2, November 2002</text:p>
      <text:p text:style-name="Standard"><text:s/>Copyright (C) 2000,2001,2002 Free Software Foundation, Inc. 51 Franklin St, Fifth Floor, Boston, MA 021101301 USA</text:p>
      <text:p text:style-name="Standard"/>
      <text:p text:style-name="Standard"><text:s/>Everyone is permitted to copy and distribute verbatim copies of this license document, but changing it is not allowed. </text:p>
      <text:p text:style-name="Standard"/>
      <text:p text:style-name="Standard"/>
      <text:p text:style-name="Standard">0. PREAMBLE </text:p>
      <text:p text:style-name="Standard">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Standard"/>
      <text:p text:style-name="Standard"/>
      <text:p text:style-name="Standard">This License is a kind of "copyleft", which means that derivative works of the document must themselves be free in the same sense. It complements the GNU General Public License, which is a copyleft license designed for free software. </text:p>
      <text:p text:style-name="Standard"/>
      <text:p text:style-name="Standard"/>
      <text:p text:style-name="Standard">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Standard"/>
      <text:p text:style-name="Standard"/>
      <text:p text:style-name="Standard">1. APPLICABILITY AND DEFINITIONS </text:p>
      <text:p text:style-name="Standard">This License applies to any manual or other work, in any medium, that contains a notice placed by the copyright holder saying it can be distributed under the terms of this License. Such a notice grants a worldwide, </text:p>
      <text:p text:style-name="Standard">royaltyfree </text:p>
      <text:p text:style-name="Standard">license, unlimited in duration, to use that </text:p>
      <text:p text:style-name="Standard">work under the conditions stated herein. The "Document", below, refers to any such manual or work. Any member of the public is a licensee, and is addressed as "you". You accept the license if you copy, modify or distribute the work in a way requiring permission <text:s/>under copyright law. </text:p>
      <text:p text:style-name="Standard"/>
      <text:p text:style-name="Standard"/>
      <text:p text:style-name="Standard">A "Modified Version" of the Document means any work containing the Document or a portion of it, either copied verbatim, or with modifications and/or translated into another language. </text:p>
      <text:p text:style-name="Standard"/>
      <text:p text:style-name="Standard"><text:soft-page-break/></text:p>
      <text:p text:style-name="Standard">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Standard"/>
      <text:p text:style-name="Standard"/>
      <text:p text:style-name="Standard">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Standard"/>
      <text:p text:style-name="Standard"/>
      <text:p text:style-name="Standard">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Standard"/>
      <text:p text:style-name="Standard"/>
      <text:p text:style-name="Standard">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Standard"/>
      <text:p text:style-name="Standard"/>
      <text:p text:style-name="Standard">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processors for output purposes only. </text:p>
      <text:p text:style-name="Standard"/>
      <text:p text:style-name="Standard"/>
      <text:p text:style-name="Standard">The "Title Page" means, for a printed book, the title page itself, plus such following pages as are needed to hold, legibly, the material this License requires to appear in the title page. For works in <text:soft-page-break/>formats which do not have any title page as such, "Title Page" means the text near the most prominent appearance of the work's title, preceding the beginning of the body of the text. </text:p>
      <text:p text:style-name="Standard"/>
      <text:p text:style-name="Standard"/>
      <text:p text:style-name="Standard">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Standard"/>
      <text:p text:style-name="Standard"/>
      <text:p text:style-name="Standard">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Standard"/>
      <text:p text:style-name="Standard"/>
      <text:p text:style-name="Standard">2. VERBATIM COPYING </text:p>
      <text:p text:style-name="Standard">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Standard">you may publicly display copies. </text:p>
      <text:p text:style-name="Standard"/>
      <text:p text:style-name="Standard"/>
      <text:p text:style-name="Standard">3. COPYING IN QUANTITY </text:p>
      <text:p text:style-name="Standard">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Standard"/>
      <text:p text:style-name="Standard"/>
      <text:p text:style-name="Standard">If the required texts for either cover are too voluminous to fit legibly, you should put the first ones listed (as many as fit reasonably) on the actual cover, and continue the rest onto adjacent pages. </text:p>
      <text:p text:style-name="Standard"/>
      <text:p text:style-name="Standard"/>
      <text:p text:style-name="Standard">If you publish or distribute Opaque copies of the Document numbering more than 100, you must either <text:soft-page-break/>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Standard"/>
      <text:p text:style-name="Standard"/>
      <text:p text:style-name="Standard">It is requested, but not required, that you contact the authors of the Document well before redistributing any large number of copies, to give them a chance to provide you with an updated version of the Document. </text:p>
      <text:p text:style-name="Standard"/>
      <text:p text:style-name="Standard">4. MODIFICATIONS </text:p>
      <text:p text:style-name="Standard">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Standard"/>
      <text:p text:style-name="Standard"/>
      <text:p text:style-name="Standard">of it. In addition, you must do these things in the Modified Version: </text:p>
      <text:p text:style-name="Standard"/>
      <text:p text:style-name="Standard"/>
      <text:p text:style-name="Standard">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Standard"/>
      <text:p text:style-name="Standard">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Standard"/>
      <text:p text:style-name="Standard">C. State on the Title page the name of the publisher of the </text:p>
      <text:p text:style-name="Standard">Modified Version, as the publisher. </text:p>
      <text:p text:style-name="Standard"/>
      <text:p text:style-name="Standard">D. Preserve all the copyright notices of the Document. </text:p>
      <text:p text:style-name="Standard"/>
      <text:p text:style-name="Standard">E. Add an appropriate copyright notice for your modifications adjacent to the other copyright notices. </text:p>
      <text:p text:style-name="Standard"/>
      <text:p text:style-name="Standard">F. Include, immediately after the copyright notices, a license notice giving the public permission to use the Modified Version under the terms of this License, in the form shown in the Addendum below. </text:p>
      <text:p text:style-name="Standard"/>
      <text:p text:style-name="Standard">G. Preserve in that license notice the full lists of Invariant Sections and required Cover Texts given in <text:soft-page-break/>the Document's license notice. </text:p>
      <text:p text:style-name="Standard"/>
      <text:p text:style-name="Standard">H. Include an unaltered copy of this License. </text:p>
      <text:p text:style-name="Standard"/>
      <text:p text:style-name="Standard">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Standard"/>
      <text:p text:style-name="Standard">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Standard"/>
      <text:p text:style-name="Standard">K. For any section Entitled "Acknowledgements" or "Dedications", Preserve the Title of the section, and preserve in the section all the substance and tone of each of the contributor acknowledgements and/or dedications given therein. </text:p>
      <text:p text:style-name="Standard"/>
      <text:p text:style-name="Standard">L. Preserve all the Invariant Sections of the Document, unaltered in their text and in their titles. Section numbers or the equivalent are not considered part of the section titles. </text:p>
      <text:p text:style-name="Standard">M. Delete any section Entitled "Endorsements". Such a section may not be included in the Modified Version. </text:p>
      <text:p text:style-name="Standard"/>
      <text:p text:style-name="Standard">N. Do not retitle an existing section to be Entitled "Endorsements" or to conflict in title with any Invariant Section. </text:p>
      <text:p text:style-name="Standard"/>
      <text:p text:style-name="Standard">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Standard"/>
      <text:p text:style-name="Standard"/>
      <text:p text:style-name="Standard">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Standard"/>
      <text:p text:style-name="Standard"/>
      <text:p text:style-name="Standard">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text:soft-page-break/>or by arrangement made by the same entity you are acting on behalf of, you may not add another; but you may replace the old one, on explicit permission from the previous publisher that added the old one. </text:p>
      <text:p text:style-name="Standard"/>
      <text:p text:style-name="Standard"/>
      <text:p text:style-name="Standard">The author(s) and publisher(s) of the Document do not by this License give permission to use their names for publicity for or to assert or imply endorsement of any Modified Version. </text:p>
      <text:p text:style-name="Standard"/>
      <text:p text:style-name="Standard"/>
      <text:p text:style-name="Standard">5. COMBINING DOCUMENTS </text:p>
      <text:p text:style-name="Standard">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Standard"/>
      <text:p text:style-name="Standard"/>
      <text:p text:style-name="Standard">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Standard"/>
      <text:p text:style-name="Standard"/>
      <text:p text:style-name="Standard">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Standard"/>
      <text:p text:style-name="Standard"/>
      <text:p text:style-name="Standard">6. COLLECTIONS OF DOCUMENTS </text:p>
      <text:p text:style-name="Standard">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Standard"/>
      <text:p text:style-name="Standard"/>
      <text:p text:style-name="Standard">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Standard"/>
      <text:p text:style-name="Standard"/>
      <text:p text:style-name="Standard">7. AGGREGATION WITH INDEPENDENT WORKS </text:p>
      <text:p text:style-name="Standard">A compilation of the Document or its derivatives with other separate and independent documents or <text:soft-page-break/>works, in or on a volume of a storage or distribution medium, is called an "aggregate" if the copyright resulting from the compilation is not used to limit the legal rights of the compilation's users beyond what the individual works permit. </text:p>
      <text:p text:style-name="Standard"/>
      <text:p text:style-name="Standard">When the Document is included in an aggregate, this License does not apply to the other works in the aggregate which are not themselves derivative works of the Document. </text:p>
      <text:p text:style-name="Standard"/>
      <text:p text:style-name="Standard"/>
      <text:p text:style-name="Standard">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Standard"/>
      <text:p text:style-name="Standard"/>
      <text:p text:style-name="Standard">8. TRANSLATION </text:p>
      <text:p text:style-name="Standard">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Standard"/>
      <text:p text:style-name="Standard">If a section in the Document is Entitled "Acknowledgements", "Dedications", or "History", the requirement (section 4) to Preserve its Title (section 1) will typically require changing the actual title. </text:p>
      <text:p text:style-name="Standard"/>
      <text:p text:style-name="Standard"/>
      <text:p text:style-name="Standard">9. TERMINATION </text:p>
      <text:p text:style-name="Standard">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Standard"/>
      <text:p text:style-name="Standard"/>
      <text:p text:style-name="Standard">10. FUTURE REVISIONS OF THIS LICENSE </text:p>
      <text:p text:style-name="Standard">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Standard"/>
      <text:p text:style-name="Standard"/>
      <text:p text:style-name="Standard">Each version of the License is given a distinguishing version number. If the Document specifies that a <text:soft-page-break/>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Standard"/>
      <text:p text:style-name="Standard">ADDENDUM: How to use this License for your documents </text:p>
      <text:p text:style-name="Standard"/>
      <text:p text:style-name="Standard"/>
      <text:p text:style-name="Standard">To use this License in a document you have written, include a copy of the License in the document and put the following copyright and license notices just after the title page:</text:p>
      <text:p text:style-name="Standard"/>
      <text:p text:style-name="Standard"/>
      <text:p text:style-name="Standard"><text:s/>Copyright (c) YEAR YOUR NAME. </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Standard"/>
      <text:p text:style-name="Standard"/>
      <text:p text:style-name="Standard">If you have Invariant Sections, FrontCover Texts and BackCover Texts, replace the "with...Texts." line with this:</text:p>
      <text:p text:style-name="Standard"/>
      <text:p text:style-name="Standard"/>
      <text:p text:style-name="Standard"><text:s/>with the Invariant Sections being LIST THEIR TITLES, with the FrontCover Texts being LIST, and with the BackCover Texts being LIST. </text:p>
      <text:p text:style-name="Standard"/>
      <text:p text:style-name="Standard"/>
      <text:p text:style-name="Standard">If you have Invariant Sections without Cover Texts, or some other combination of the three, merge those two alternatives to suit the situation. </text:p>
      <text:p text:style-name="Standard"/>
      <text:p text:style-name="Standard"/>
      <text:p text:style-name="Standard">If your document contains nontrivial examples of program code, we recommend releasing these examples in parallel under your choice of free software license, such as the GNU General Public License, to permit their use in free software. </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 svg:font-family="Tahoma"/>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Arial"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ppendix A: GNU Free Documentation License</dc:title>
    <dc:date>2020-08-16T22:32:16.471000000</dc:date>
    <meta:editing-duration>PT4M23S</meta:editing-duration>
    <meta:editing-cycles>7</meta:editing-cycles>
    <meta:generator>LibreOffice/6.4.5.2$Windows_X86_64 LibreOffice_project/a726b36747cf2001e06b58ad5db1aa3a9a1872d6</meta:generator>
    <meta:document-statistic meta:table-count="0" meta:image-count="0" meta:object-count="0" meta:page-count="8" meta:paragraph-count="80" meta:word-count="3289" meta:character-count="20157" meta:non-whitespace-character-count="16867"/>
    <meta:template xlink:type="simple" xlink:actuate="onRequest" xlink:title="" xlink:href="../fbeginnerm.odm" meta:date="2020-01-21T22:06:49.613000000"/>
  </office:meta>
</office:document-meta>
</file>